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4.01cm" svg:height="13.801cm" svg:x="1.09cm" svg:y="2.151cm">
          <text:list text:style-name="L1">
            <text:list-item>
              <text:p text:style-name="P1"><text:span text:style-name="T1">﻿</text:span><text:span text:style-name="T1">Ref.: Boleściwa Matka stała</text:span></text:p>
            </text:list-item>
            <text:list-item>
              <text:p text:style-name="P1"><text:span text:style-name="T1">Obok Krzyża we łzach cała,</text:span></text:p>
            </text:list-item>
            <text:list-item>
              <text:p text:style-name="P1"><text:span text:style-name="T1">Gdy na Krzyżu wisiał Syn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. Mój Synu najdroższy, Synu Jedyny,</text:span></text:p>
            </text:list-item>
            <text:list-item>
              <text:p text:style-name="P1"><text:span text:style-name="T1">Czemu niewdzięczni zawiesili </text:span></text:p>
            </text:list-item>
            <text:list-item>
              <text:p text:style-name="P1"><text:span text:style-name="T1">Cię na drzewie Krzyża?</text:span></text:p>
            </text:list-item>
            <text:list-item>
              <text:p text:style-name="P1"><text:span text:style-name="T1">Czemu przyjąłeś cierniową koronę?</text:span></text:p>
            </text:list-item>
            <text:list-item>
              <text:p text:style-name="P1"><text:span text:style-name="T1">Ty, co uzdrawiałeś chorych, </text:span></text:p>
            </text:list-item>
            <text:list-item>
              <text:p text:style-name="P1"><text:span text:style-name="T1">a umarłym przywracałeś życie?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custom-shape draw:style-name="gr3" draw:text-style-name="P2" draw:layer="layout" svg:width="24.01cm" svg:height="15.155cm" svg:x="1.09cm" svg:y="1.552cm">
          <text:list text:style-name="L1">
            <text:list-item>
              <text:p text:style-name="P1"><text:span text:style-name="T1">2. O niewdzięczni swemu Stwórcy!</text:span></text:p>
            </text:list-item>
            <text:list-item>
              <text:p text:style-name="P1"><text:span text:style-name="T1">On karmił was manną na pustyni,</text:span></text:p>
            </text:list-item>
            <text:list-item>
              <text:p text:style-name="P1"><text:span text:style-name="T1">Wprowadziła was do ziemi obiecanej,</text:span></text:p>
            </text:list-item>
            <text:list-item>
              <text:p text:style-name="P1"><text:span text:style-name="T1">A ty niegodny narodzie zaparłeś się Chrystus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Dlaczego umierasz na Krzyżu, mój Boże!</text:span></text:p>
            </text:list-item>
            <text:list-item>
              <text:p text:style-name="P1"><text:span text:style-name="T1">Słońce straciło swe światło.</text:span></text:p>
            </text:list-item>
            <text:list-item>
              <text:p text:style-name="P1"><text:span text:style-name="T1">Ociemniały me oczy, </text:span></text:p>
            </text:list-item>
            <text:list-item>
              <text:p text:style-name="P1"><text:span text:style-name="T1">gdy widzę Twą śmierć bolesną</text:span></text:p>
            </text:list-item>
            <text:list-item>
              <text:p text:style-name="P1"><text:span text:style-name="T1">I nie mogę Ci przyjść z pomocą.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2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draw:custom-shape draw:style-name="gr4" draw:text-style-name="P2" draw:layer="layout" svg:width="24.21cm" svg:height="19.217cm" svg:x="0.99cm" svg:y="-0.147cm">
          <text:list text:style-name="L1">
            <text:list-item>
              <text:p text:style-name="P1"><text:span text:style-name="T1">4. O Krzyżu święty, błogosławione drzewo,</text:span></text:p>
            </text:list-item>
            <text:list-item>
              <text:p text:style-name="P1"><text:span text:style-name="T1">Wielka jest twoja chwała,</text:span></text:p>
            </text:list-item>
            <text:list-item>
              <text:p text:style-name="P1"><text:span text:style-name="T1">Wielka twa łaska, moc i potęga.</text:span></text:p>
            </text:list-item>
            <text:list-item>
              <text:p text:style-name="P1"><text:span text:style-name="T1">Na tobie Bóg i Stwórca wisi jak złoczyńc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5. Mój Synu wielbię Twe miłosierdzie i męstwo,</text:span></text:p>
            </text:list-item>
            <text:list-item>
              <text:p text:style-name="P1"><text:span text:style-name="T1">Włócznię, rany, trzcinę, gwoździe.</text:span></text:p>
            </text:list-item>
            <text:list-item>
              <text:p text:style-name="P1"><text:span text:style-name="T1">Tyś mą nadzieja i obroną.</text:span></text:p>
            </text:list-item>
            <text:list-item>
              <text:p text:style-name="P1"><text:span text:style-name="T1">Twa śmierć stała się życiem dla całego świat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6. Zmiłuj się nade mną osieroconą Matką,</text:span></text:p>
            </text:list-item>
            <text:list-item>
              <text:p text:style-name="P1"><text:span text:style-name="T1">Zmiłuj się nad opuszczoną Maryją.</text:span></text:p>
            </text:list-item>
            <text:list-item>
              <text:p text:style-name="P1"><text:span text:style-name="T1">Oto miecz przeszywa me serce.</text:span></text:p>
            </text:list-item>
            <text:list-item>
              <text:p text:style-name="P1"><text:span text:style-name="T1">Powstań prędko jak mi zapowiedziałeś. <text:s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3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6T01:42:19.92</dc:date>
    <meta:editing-cycles>46</meta:editing-cycles>
    <meta:editing-duration>PT6H40M</meta:editing-duration>
    <meta:generator>OpenOffice/4.1.1$Win32 OpenOffice.org_project/411m6$Build-9775</meta:generator>
    <meta:document-statistic meta:object-count="27"/>
  </office:meta>
</office:document-meta>
</file>